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Ich</text:p>
          </table:table-cell>
          <table:table-cell office:value-type="string" calcext:value-type="string">
            <text:p>Matchup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];[.B2])" office:value-type="string" office:string-value="CY" calcext:value-type="string">
            <text:p>C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];[.B3])" office:value-type="string" office:string-value="CY" calcext:value-type="string">
            <text:p>C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];[.B4])" office:value-type="string" office:string-value="CY" calcext:value-type="string">
            <text:p>CY</text:p>
          </table:table-cell>
          <table:table-cell office:value-type="string" calcext:value-type="string">
            <text:p>Sciss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];[.B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];[.B6])" office:value-type="string" office:string-value="CY" calcext:value-type="string">
            <text:p>CY</text:p>
          </table:table-cell>
          <table:table-cell office:value-type="string" calcext:value-type="string">
            <text:p>GameResult</text:p>
          </table:table-cell>
          <table:table-cell office:value-type="string" calcext:value-type="string">
            <text:p>Points</text:p>
          </table:table-cell>
          <table:table-cell/>
          <table:table-cell office:value-type="string" calcext:value-type="string">
            <text:p>Combo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];[.B7])" office:value-type="string" office:string-value="CZ" calcext:value-type="string">
            <text:p>CZ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X</text:p>
          </table:table-cell>
          <table:table-cell office:value-type="string" calcext:value-type="string">
            <text:p>Draw</text:p>
          </table:table-cell>
          <table:table-cell table:formula="of:=SUM(rock;Draw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];[.B8])" office:value-type="string" office:string-value="CY" calcext:value-type="string">
            <text:p>CY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Win</text:p>
          </table:table-cell>
          <table:table-cell table:formula="of:=SUM(Win;paper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];[.B9])" office:value-type="string" office:string-value="CY" calcext:value-type="string">
            <text:p>CY</text:p>
          </table:table-cell>
          <table:table-cell office:value-type="string" calcext:value-type="string">
            <text:p>Dra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Loss</text:p>
          </table:table-cell>
          <table:table-cell table:formula="of:=SUM(Loss;scissor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];[.B10])" office:value-type="string" office:string-value="CZ" calcext:value-type="string">
            <text:p>CZ</text:p>
          </table:table-cell>
          <table:table-cell table:number-columns-repeated="3"/>
          <table:table-cell office:value-type="string" calcext:value-type="string">
            <text:p>BX</text:p>
          </table:table-cell>
          <table:table-cell office:value-type="string" calcext:value-type="string">
            <text:p>Loss</text:p>
          </table:table-cell>
          <table:table-cell table:formula="of:=SUM(Loss;rock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1];[.B11])" office:value-type="string" office:string-value="BY" calcext:value-type="string">
            <text:p>BY</text:p>
          </table:table-cell>
          <table:table-cell table:number-columns-repeated="3"/>
          <table:table-cell office:value-type="string" calcext:value-type="string">
            <text:p>BY</text:p>
          </table:table-cell>
          <table:table-cell office:value-type="string" calcext:value-type="string">
            <text:p>Draw</text:p>
          </table:table-cell>
          <table:table-cell table:formula="of:=SUM(Draw;paper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];[.B12])" office:value-type="string" office:string-value="CY" calcext:value-type="string">
            <text:p>CY</text:p>
          </table:table-cell>
          <table:table-cell table:number-columns-repeated="3"/>
          <table:table-cell office:value-type="string" calcext:value-type="string">
            <text:p>BZ</text:p>
          </table:table-cell>
          <table:table-cell office:value-type="string" calcext:value-type="string">
            <text:p>Win</text:p>
          </table:table-cell>
          <table:table-cell table:formula="of:=SUM(Win;scissor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];[.B13])" office:value-type="string" office:string-value="CY" calcext:value-type="string">
            <text:p>CY</text:p>
          </table:table-cell>
          <table:table-cell table:number-columns-repeated="3"/>
          <table:table-cell office:value-type="string" calcext:value-type="string">
            <text:p>CX</text:p>
          </table:table-cell>
          <table:table-cell office:value-type="string" calcext:value-type="string">
            <text:p>Win</text:p>
          </table:table-cell>
          <table:table-cell table:formula="of:=SUM(Win;rock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];[.B14])" office:value-type="string" office:string-value="CY" calcext:value-type="string">
            <text:p>CY</text:p>
          </table:table-cell>
          <table:table-cell table:number-columns-repeated="3"/>
          <table:table-cell office:value-type="string" calcext:value-type="string">
            <text:p>CY</text:p>
          </table:table-cell>
          <table:table-cell office:value-type="string" calcext:value-type="string">
            <text:p>Loss</text:p>
          </table:table-cell>
          <table:table-cell table:formula="of:=SUM(Loss;paper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];[.B15])" office:value-type="string" office:string-value="CY" calcext:value-type="string">
            <text:p>CY</text:p>
          </table:table-cell>
          <table:table-cell table:number-columns-repeated="3"/>
          <table:table-cell office:value-type="string" calcext:value-type="string">
            <text:p>CZ</text:p>
          </table:table-cell>
          <table:table-cell office:value-type="string" calcext:value-type="string">
            <text:p>Draw</text:p>
          </table:table-cell>
          <table:table-cell table:formula="of:=SUM(Draw;scissor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];[.B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];[.B17])" office:value-type="string" office:string-value="BZ" calcext:value-type="string">
            <text:p>BZ</text:p>
          </table:table-cell>
          <table:table-cell office:value-type="string" calcext:value-type="string">
            <text:p>TotalScore:</text:p>
          </table:table-cell>
          <table:table-cell table:formula="of:=SUM([.C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];[.B1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];[.B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20];[.B20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];[.B2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];[.B2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];[.B2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];[.B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5];[.B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6];[.B2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7];[.B2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8];[.B2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9];[.B2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0];[.B3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1];[.B3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32];[.B3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3];[.B3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34];[.B3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35];[.B3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6];[.B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7];[.B3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8];[.B3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39];[.B3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0];[.B4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1];[.B4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2];[.B4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3];[.B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4];[.B4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5];[.B4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46];[.B46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7];[.B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8];[.B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49];[.B4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50];[.B50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1];[.B5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2];[.B5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53];[.B5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54];[.B5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5];[.B5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6];[.B5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7];[.B5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58];[.B5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9];[.B5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60];[.B60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61];[.B61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2];[.B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3];[.B6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4];[.B6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5];[.B6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6];[.B6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67];[.B6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68];[.B6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9];[.B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0];[.B7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1];[.B7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2];[.B7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3];[.B7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74];[.B7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5];[.B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6];[.B7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7];[.B7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8];[.B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9];[.B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0];[.B8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1];[.B8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2];[.B8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3];[.B8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4];[.B8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85];[.B85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6];[.B8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7];[.B8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88];[.B88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9];[.B8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0];[.B9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91];[.B9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92];[.B9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93];[.B9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4];[.B9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95];[.B9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6];[.B9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7];[.B9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8];[.B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9];[.B9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00];[.B100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01];[.B101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2];[.B1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3];[.B10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4];[.B1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5];[.B10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6];[.B10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7];[.B1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8];[.B1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9];[.B10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0];[.B11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1];[.B1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2];[.B11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3];[.B11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4];[.B11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5];[.B11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6];[.B11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7];[.B11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8];[.B1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9];[.B11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0];[.B12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1];[.B12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22];[.B122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3];[.B12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4];[.B1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25];[.B12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6];[.B12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7];[.B12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28];[.B12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9];[.B12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0];[.B13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31];[.B131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32];[.B13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3];[.B1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4];[.B13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5];[.B13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6];[.B1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7];[.B13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8];[.B13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9];[.B1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0];[.B14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1];[.B14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2];[.B14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3];[.B14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44];[.B144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45];[.B14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46];[.B14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7];[.B1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8];[.B1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9];[.B14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0];[.B15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1];[.B1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2];[.B15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3];[.B15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4];[.B15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5];[.B15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6];[.B1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7];[.B15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8];[.B15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59];[.B15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0];[.B1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1];[.B16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62];[.B16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3];[.B16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4];[.B1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5];[.B16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6];[.B16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7];[.B16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8];[.B16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9];[.B16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0];[.B17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1];[.B17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2];[.B17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3];[.B17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4];[.B17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5];[.B1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6];[.B1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7];[.B17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8];[.B17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9];[.B17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0];[.B18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1];[.B18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82];[.B18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3];[.B1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4];[.B1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5];[.B1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6];[.B18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7];[.B18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88];[.B188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9];[.B18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0];[.B19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91];[.B19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92];[.B19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3];[.B1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94];[.B19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5];[.B19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96];[.B19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7];[.B19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8];[.B19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9];[.B1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0];[.B2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1];[.B2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2];[.B20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3];[.B20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04];[.B204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205];[.B205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6];[.B2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7];[.B2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8];[.B2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9];[.B20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0];[.B21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1];[.B21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2];[.B21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13];[.B21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4];[.B2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5];[.B21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6];[.B2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7];[.B21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8];[.B21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9];[.B21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0];[.B22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21];[.B22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2];[.B2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23];[.B22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4];[.B2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5];[.B2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6];[.B2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7];[.B22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8];[.B22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9];[.B22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0];[.B23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31];[.B23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32];[.B23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33];[.B23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4];[.B2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35];[.B23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6];[.B2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7];[.B23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38];[.B23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39];[.B23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0];[.B24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1];[.B24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42];[.B24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3];[.B24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4];[.B2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5];[.B2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46];[.B24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47];[.B247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8];[.B24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9];[.B24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50];[.B25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51];[.B2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52];[.B25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53];[.B25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54];[.B25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55];[.B25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56];[.B25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57];[.B25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58];[.B2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59];[.B2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60];[.B26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61];[.B26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62];[.B262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63];[.B26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64];[.B26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65];[.B26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66];[.B26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267];[.B267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68];[.B26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69];[.B26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70];[.B27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271];[.B271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72];[.B27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73];[.B273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74];[.B274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75];[.B2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76];[.B27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77];[.B2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78];[.B27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79];[.B27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80];[.B28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81];[.B281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82];[.B28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83];[.B2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84];[.B2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85];[.B28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86];[.B28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87];[.B28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88];[.B28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89];[.B28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90];[.B29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91];[.B29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92];[.B29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93];[.B29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94];[.B29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95];[.B29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96];[.B29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97];[.B29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98];[.B29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99];[.B2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00];[.B3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01];[.B3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302];[.B30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303];[.B30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04];[.B3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05];[.B30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06];[.B3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07];[.B3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08];[.B30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09];[.B30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10];[.B3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11];[.B3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12];[.B3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13];[.B31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14];[.B3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15];[.B31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16];[.B31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17];[.B31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18];[.B3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19];[.B3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20];[.B3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321];[.B32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22];[.B3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23];[.B32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24];[.B32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25];[.B3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326];[.B326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327];[.B32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328];[.B32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29];[.B32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330];[.B33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331];[.B331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32];[.B3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33];[.B3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34];[.B3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335];[.B335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336];[.B33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37];[.B33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338];[.B338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39];[.B3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40];[.B34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341];[.B34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342];[.B34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43];[.B3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44];[.B34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345];[.B345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46];[.B34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47];[.B3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48];[.B3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49];[.B34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350];[.B350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351];[.B35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52];[.B35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53];[.B35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354];[.B35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55];[.B3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56];[.B3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57];[.B3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358];[.B35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59];[.B3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60];[.B3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61];[.B36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362];[.B362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63];[.B36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364];[.B36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65];[.B36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66];[.B36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67];[.B36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368];[.B36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69];[.B3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70];[.B3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71];[.B37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72];[.B37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373];[.B37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74];[.B37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75];[.B3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376];[.B37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377];[.B37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378];[.B37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79];[.B37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80];[.B38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381];[.B38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82];[.B38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383];[.B383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84];[.B3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385];[.B385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386];[.B38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87];[.B38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388];[.B38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89];[.B38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90];[.B3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391];[.B39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92];[.B39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93];[.B3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394];[.B39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395];[.B39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96];[.B39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97];[.B39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398];[.B3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399];[.B3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00];[.B4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01];[.B40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02];[.B4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03];[.B40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04];[.B4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405];[.B40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06];[.B40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407];[.B40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08];[.B40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09];[.B40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10];[.B41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11];[.B4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12];[.B4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13];[.B41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414];[.B41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415];[.B41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416];[.B41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417];[.B41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18];[.B4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19];[.B41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420];[.B42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21];[.B4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22];[.B42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23];[.B42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24];[.B4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25];[.B4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26];[.B4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27];[.B42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428];[.B42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29];[.B42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30];[.B43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31];[.B43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32];[.B4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33];[.B43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434];[.B43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35];[.B43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36];[.B43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37];[.B43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38];[.B43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39];[.B43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40];[.B44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41];[.B44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442];[.B44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443];[.B44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44];[.B44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45];[.B44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46];[.B44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447];[.B447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48];[.B44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449];[.B44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50];[.B4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51];[.B4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52];[.B45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53];[.B45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54];[.B45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55];[.B4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56];[.B4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57];[.B45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58];[.B4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59];[.B4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60];[.B46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461];[.B46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62];[.B4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63];[.B46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464];[.B46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65];[.B46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66];[.B46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67];[.B46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68];[.B46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469];[.B46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470];[.B47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71];[.B47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72];[.B47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73];[.B47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74];[.B47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475];[.B47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476];[.B47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477];[.B477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78];[.B47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79];[.B47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80];[.B48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81];[.B48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82];[.B48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83];[.B4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84];[.B4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85];[.B4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486];[.B48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487];[.B48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88];[.B4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489];[.B48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90];[.B4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91];[.B49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92];[.B49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93];[.B4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94];[.B49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495];[.B49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96];[.B49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97];[.B49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498];[.B498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499];[.B4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00];[.B50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01];[.B5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02];[.B5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03];[.B50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04];[.B5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05];[.B50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06];[.B50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07];[.B50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08];[.B50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09];[.B50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10];[.B51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11];[.B5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12];[.B51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13];[.B51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14];[.B51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15];[.B51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16];[.B5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17];[.B51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18];[.B51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19];[.B5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20];[.B5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21];[.B52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22];[.B52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23];[.B52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24];[.B5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25];[.B52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26];[.B52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527];[.B527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28];[.B52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29];[.B52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30];[.B53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31];[.B531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32];[.B5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33];[.B5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34];[.B53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35];[.B53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36];[.B5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37];[.B53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538];[.B53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39];[.B53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40];[.B54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41];[.B54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42];[.B54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43];[.B54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44];[.B5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45];[.B54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46];[.B54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47];[.B54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48];[.B54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49];[.B54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50];[.B55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51];[.B5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52];[.B55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553];[.B553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54];[.B55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55];[.B5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56];[.B5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57];[.B55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58];[.B5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59];[.B5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60];[.B56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61];[.B56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62];[.B5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563];[.B563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64];[.B56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65];[.B56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66];[.B56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67];[.B5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68];[.B56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69];[.B5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70];[.B5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71];[.B57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72];[.B57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573];[.B573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74];[.B57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75];[.B57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76];[.B5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77];[.B5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78];[.B5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579];[.B57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80];[.B58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81];[.B58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582];[.B58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83];[.B5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584];[.B584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85];[.B58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86];[.B5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87];[.B58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88];[.B5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89];[.B58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90];[.B59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91];[.B59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92];[.B59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93];[.B59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594];[.B59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95];[.B59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96];[.B59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597];[.B597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98];[.B59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599];[.B5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600];[.B60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01];[.B60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02];[.B60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03];[.B60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604];[.B60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605];[.B605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06];[.B6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07];[.B6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08];[.B6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09];[.B60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10];[.B6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611];[.B61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12];[.B61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613];[.B613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14];[.B61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15];[.B61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16];[.B61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617];[.B61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18];[.B61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19];[.B61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20];[.B6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21];[.B62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22];[.B6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23];[.B62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24];[.B62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25];[.B6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26];[.B6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27];[.B62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28];[.B62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629];[.B62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30];[.B63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31];[.B63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32];[.B6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33];[.B63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34];[.B6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35];[.B63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36];[.B6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637];[.B63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38];[.B63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39];[.B63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40];[.B64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41];[.B64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642];[.B64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643];[.B643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644];[.B64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45];[.B64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646];[.B64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47];[.B6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648];[.B648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49];[.B64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50];[.B65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51];[.B65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52];[.B65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53];[.B65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654];[.B654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655];[.B65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656];[.B656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57];[.B6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58];[.B6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659];[.B65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60];[.B6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661];[.B66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662];[.B66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63];[.B66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64];[.B6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665];[.B66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66];[.B66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67];[.B66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68];[.B66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69];[.B6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70];[.B6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671];[.B671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72];[.B67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673];[.B67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74];[.B67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675];[.B67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76];[.B67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677];[.B677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78];[.B6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79];[.B6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680];[.B68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81];[.B68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82];[.B68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683];[.B68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84];[.B6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85];[.B6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86];[.B6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87];[.B68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688];[.B68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89];[.B68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690];[.B69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91];[.B69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692];[.B692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93];[.B69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94];[.B6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95];[.B69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696];[.B69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697];[.B69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698];[.B6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699];[.B6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00];[.B7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01];[.B70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02];[.B7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03];[.B70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04];[.B7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705];[.B70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06];[.B7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07];[.B7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708];[.B70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09];[.B70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10];[.B7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11];[.B7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12];[.B7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13];[.B71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14];[.B71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715];[.B71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16];[.B7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17];[.B71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18];[.B71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19];[.B7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720];[.B72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21];[.B72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22];[.B72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23];[.B72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724];[.B72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25];[.B7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26];[.B72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27];[.B72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28];[.B72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29];[.B72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30];[.B73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31];[.B73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32];[.B7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733];[.B73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34];[.B7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35];[.B73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36];[.B73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37];[.B73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38];[.B73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39];[.B73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40];[.B74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741];[.B74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42];[.B74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43];[.B7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44];[.B7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45];[.B74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46];[.B74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47];[.B7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748];[.B74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749];[.B74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50];[.B7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751];[.B75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52];[.B75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53];[.B75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54];[.B75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55];[.B75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56];[.B7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757];[.B75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758];[.B75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59];[.B75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760];[.B76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61];[.B76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62];[.B76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63];[.B76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64];[.B7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65];[.B76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66];[.B76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67];[.B7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768];[.B76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69];[.B7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70];[.B7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71];[.B77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772];[.B772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73];[.B77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74];[.B77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75];[.B77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76];[.B77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77];[.B77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78];[.B7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79];[.B7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80];[.B78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81];[.B78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782];[.B78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783];[.B78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84];[.B78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85];[.B7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786];[.B78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87];[.B78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788];[.B78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89];[.B78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90];[.B7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791];[.B79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92];[.B79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93];[.B7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94];[.B7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795];[.B79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796];[.B79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797];[.B79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98];[.B7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799];[.B79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00];[.B80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01];[.B8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02];[.B8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03];[.B80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804];[.B80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05];[.B80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06];[.B8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07];[.B8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08];[.B80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09];[.B80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10];[.B81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11];[.B8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812];[.B81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13];[.B81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14];[.B81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815];[.B81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16];[.B81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17];[.B81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18];[.B81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819];[.B81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20];[.B82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21];[.B82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22];[.B82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23];[.B82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24];[.B82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25];[.B8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26];[.B8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27];[.B82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28];[.B82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29];[.B82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30];[.B83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31];[.B83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32];[.B83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33];[.B83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34];[.B83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35];[.B83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36];[.B83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37];[.B83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38];[.B83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39];[.B8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40];[.B84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41];[.B84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42];[.B84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843];[.B84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844];[.B844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845];[.B845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846];[.B84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47];[.B84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48];[.B8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849];[.B84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50];[.B85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51];[.B8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852];[.B852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53];[.B85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54];[.B85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55];[.B8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56];[.B85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57];[.B85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58];[.B8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859];[.B85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60];[.B8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61];[.B86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62];[.B8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63];[.B86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64];[.B86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65];[.B86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66];[.B86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67];[.B8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868];[.B868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69];[.B8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70];[.B87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71];[.B87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872];[.B872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73];[.B87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74];[.B87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75];[.B8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76];[.B8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77];[.B8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878];[.B87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79];[.B87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880];[.B88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81];[.B88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82];[.B88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83];[.B88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84];[.B8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85];[.B8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886];[.B88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87];[.B88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88];[.B8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89];[.B88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890];[.B890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91];[.B89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892];[.B89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93];[.B8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894];[.B8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95];[.B89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96];[.B89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897];[.B89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98];[.B89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899];[.B89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900];[.B90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01];[.B90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02];[.B9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03];[.B90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04];[.B90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05];[.B90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06];[.B90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07];[.B90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08];[.B90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909];[.B90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10];[.B9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11];[.B91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12];[.B91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13];[.B91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14];[.B9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15];[.B91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16];[.B9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917];[.B91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18];[.B91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19];[.B9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20];[.B9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921];[.B921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22];[.B9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23];[.B92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24];[.B9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25];[.B9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926];[.B92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27];[.B92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28];[.B92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29];[.B92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30];[.B93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31];[.B93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32];[.B9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933];[.B93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34];[.B9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35];[.B93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36];[.B93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37];[.B93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38];[.B93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39];[.B93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40];[.B94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41];[.B94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42];[.B94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43];[.B9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44];[.B94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45];[.B9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46];[.B94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47];[.B94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48];[.B9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49];[.B94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50];[.B9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51];[.B9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952];[.B95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53];[.B95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54];[.B95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55];[.B9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56];[.B9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57];[.B95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58];[.B9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59];[.B9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960];[.B96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961];[.B96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62];[.B96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63];[.B96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64];[.B9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965];[.B965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66];[.B96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67];[.B96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68];[.B96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69];[.B9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70];[.B97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71];[.B97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72];[.B97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973];[.B97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74];[.B97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75];[.B97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76];[.B97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77];[.B9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78];[.B9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79];[.B97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80];[.B98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81];[.B98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82];[.B98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83];[.B9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984];[.B98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85];[.B9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986];[.B98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87];[.B98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88];[.B98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89];[.B98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90];[.B9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91];[.B99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92];[.B99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93];[.B99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94];[.B9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95];[.B99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996];[.B99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97];[.B99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998];[.B9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999];[.B9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000];[.B100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01];[.B10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02];[.B100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03];[.B100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04];[.B100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005];[.B100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06];[.B100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07];[.B100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08];[.B10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09];[.B100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10];[.B10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11];[.B10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12];[.B10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13];[.B101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14];[.B101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15];[.B101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16];[.B10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017];[.B101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18];[.B101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19];[.B10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20];[.B10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21];[.B10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22];[.B102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23];[.B102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24];[.B10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25];[.B102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26];[.B10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027];[.B102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28];[.B102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29];[.B102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30];[.B103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31];[.B103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32];[.B103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33];[.B10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34];[.B10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35];[.B103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36];[.B10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37];[.B103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38];[.B103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39];[.B10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40];[.B104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041];[.B1041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42];[.B104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043];[.B104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44];[.B10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45];[.B10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46];[.B104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47];[.B104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48];[.B104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49];[.B104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50];[.B10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051];[.B1051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52];[.B105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053];[.B1053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54];[.B105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055];[.B105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056];[.B105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57];[.B10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58];[.B105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59];[.B10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060];[.B106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61];[.B106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062];[.B106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63];[.B106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64];[.B106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65];[.B106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066];[.B106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67];[.B10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68];[.B106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069];[.B106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070];[.B107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71];[.B107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72];[.B107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73];[.B107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74];[.B107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75];[.B10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076];[.B107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077];[.B1077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78];[.B107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79];[.B10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80];[.B108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81];[.B108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082];[.B1082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083];[.B1083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84];[.B10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85];[.B108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86];[.B108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87];[.B108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88];[.B108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89];[.B108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90];[.B109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91];[.B109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92];[.B109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093];[.B109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094];[.B109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95];[.B109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96];[.B109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97];[.B109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098];[.B10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099];[.B10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00];[.B11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01];[.B11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02];[.B11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03];[.B110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104];[.B110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105];[.B110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06];[.B11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07];[.B11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08];[.B11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109];[.B110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10];[.B11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11];[.B111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12];[.B111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13];[.B111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14];[.B11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15];[.B111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16];[.B11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17];[.B111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118];[.B1118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19];[.B11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20];[.B112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21];[.B11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22];[.B112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23];[.B112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124];[.B1124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25];[.B112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26];[.B11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27];[.B112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128];[.B1128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29];[.B112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30];[.B113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31];[.B113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32];[.B11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33];[.B113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34];[.B11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35];[.B113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36];[.B11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37];[.B113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38];[.B113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39];[.B11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140];[.B114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41];[.B114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42];[.B114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143];[.B1143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44];[.B114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145];[.B1145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146];[.B114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47];[.B114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48];[.B114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49];[.B114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50];[.B115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51];[.B115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52];[.B115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53];[.B115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54];[.B115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55];[.B115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56];[.B11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57];[.B11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58];[.B115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59];[.B11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160];[.B1160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61];[.B116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62];[.B11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63];[.B116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64];[.B11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65];[.B116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66];[.B116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67];[.B11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68];[.B116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69];[.B11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170];[.B117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71];[.B117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72];[.B117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73];[.B117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174];[.B1174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175];[.B117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76];[.B11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77];[.B117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78];[.B117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79];[.B117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80];[.B118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81];[.B118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82];[.B118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183];[.B118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84];[.B11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85];[.B11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86];[.B118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187];[.B1187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88];[.B11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189];[.B118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90];[.B119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91];[.B119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192];[.B119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93];[.B119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94];[.B11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195];[.B119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196];[.B119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197];[.B119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198];[.B119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199];[.B119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200];[.B120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01];[.B12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02];[.B12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03];[.B120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04];[.B12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205];[.B120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06];[.B120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07];[.B120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08];[.B12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09];[.B120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10];[.B121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11];[.B121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212];[.B1212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213];[.B1213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14];[.B121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15];[.B121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16];[.B12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217];[.B121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18];[.B121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19];[.B12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20];[.B12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221];[.B1221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22];[.B12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23];[.B122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24];[.B122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225];[.B1225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26];[.B122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27];[.B122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228];[.B122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29];[.B122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30];[.B123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31];[.B123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32];[.B12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33];[.B123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34];[.B123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35];[.B123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36];[.B12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237];[.B1237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38];[.B123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39];[.B123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40];[.B124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41];[.B124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242];[.B124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43];[.B124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44];[.B124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245];[.B124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246];[.B124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47];[.B12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248];[.B124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49];[.B124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50];[.B12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51];[.B125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52];[.B125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53];[.B125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54];[.B125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55];[.B12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56];[.B125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57];[.B12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58];[.B12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59];[.B12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60];[.B126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61];[.B126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62];[.B126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63];[.B126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64];[.B12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65];[.B126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66];[.B126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67];[.B12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268];[.B1268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69];[.B126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70];[.B12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71];[.B127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72];[.B127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73];[.B127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74];[.B127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75];[.B12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76];[.B12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77];[.B12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78];[.B127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79];[.B12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80];[.B128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81];[.B128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82];[.B128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83];[.B128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84];[.B128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85];[.B12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286];[.B128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287];[.B128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88];[.B128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89];[.B128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290];[.B129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91];[.B129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92];[.B129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93];[.B12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294];[.B129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295];[.B129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296];[.B129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97];[.B129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298];[.B129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299];[.B129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300];[.B1300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301];[.B130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02];[.B13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03];[.B130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04];[.B13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305];[.B130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06];[.B130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07];[.B13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308];[.B1308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09];[.B130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310];[.B131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311];[.B1311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12];[.B13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13];[.B131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14];[.B13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15];[.B131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16];[.B13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17];[.B131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18];[.B13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19];[.B131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20];[.B13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21];[.B13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22];[.B132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23];[.B132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24];[.B13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25];[.B13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26];[.B13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27];[.B132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328];[.B132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29];[.B132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30];[.B133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31];[.B133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332];[.B133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33];[.B13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34];[.B133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335];[.B133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36];[.B13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37];[.B133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38];[.B133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39];[.B133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40];[.B134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341];[.B134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42];[.B134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43];[.B13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44];[.B134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45];[.B13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346];[.B134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47];[.B13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348];[.B1348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349];[.B134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50];[.B13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351];[.B135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52];[.B135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53];[.B135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54];[.B135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55];[.B135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56];[.B135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57];[.B13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58];[.B135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359];[.B1359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60];[.B13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61];[.B136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62];[.B13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63];[.B136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64];[.B136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365];[.B136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66];[.B136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67];[.B136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68];[.B136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69];[.B136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70];[.B137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71];[.B137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72];[.B137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73];[.B137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374];[.B137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75];[.B137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76];[.B13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77];[.B137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78];[.B137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79];[.B13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80];[.B138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81];[.B138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82];[.B138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83];[.B13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84];[.B138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385];[.B1385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86];[.B13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87];[.B138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88];[.B13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89];[.B138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390];[.B139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91];[.B139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92];[.B139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93];[.B13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394];[.B139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95];[.B139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396];[.B139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97];[.B139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98];[.B13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399];[.B139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00];[.B14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01];[.B14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02];[.B14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403];[.B140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04];[.B14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05];[.B140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06];[.B14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07];[.B14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408];[.B140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09];[.B140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10];[.B14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411];[.B141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12];[.B14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13];[.B141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14];[.B14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15];[.B141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16];[.B141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417];[.B141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418];[.B141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19];[.B141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420];[.B142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21];[.B14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22];[.B14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23];[.B142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24];[.B14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425];[.B1425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426];[.B142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27];[.B142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428];[.B142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29];[.B142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30];[.B143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31];[.B1431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32];[.B14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433];[.B1433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434];[.B143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35];[.B143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36];[.B143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37];[.B143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38];[.B143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39];[.B14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40];[.B144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41];[.B144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442];[.B144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43];[.B14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44];[.B14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45];[.B14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46];[.B144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47];[.B144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48];[.B14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49];[.B144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50];[.B14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51];[.B14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52];[.B145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453];[.B1453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54];[.B145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55];[.B14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56];[.B14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57];[.B145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458];[.B145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59];[.B14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460];[.B146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61];[.B146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462];[.B1462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63];[.B146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64];[.B14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65];[.B146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66];[.B146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67];[.B14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68];[.B146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69];[.B14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70];[.B147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71];[.B147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72];[.B147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73];[.B147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474];[.B147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75];[.B14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76];[.B14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477];[.B1477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78];[.B14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479];[.B147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480];[.B148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81];[.B1481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82];[.B148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83];[.B14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84];[.B14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85];[.B14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86];[.B14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87];[.B148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88];[.B14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89];[.B148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90];[.B14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491];[.B149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492];[.B149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93];[.B14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94];[.B149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495];[.B149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496];[.B1496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497];[.B149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98];[.B14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499];[.B149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500];[.B150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01];[.B15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02];[.B15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03];[.B150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504];[.B1504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05];[.B150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06];[.B15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07];[.B15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508];[.B1508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09];[.B150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10];[.B15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11];[.B15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12];[.B15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13];[.B151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14];[.B151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15];[.B151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16];[.B151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517];[.B1517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18];[.B15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19];[.B151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20];[.B152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21];[.B15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22];[.B15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23];[.B152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24];[.B152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25];[.B152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526];[.B152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27];[.B152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28];[.B152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529];[.B152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30];[.B153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31];[.B153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32];[.B15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33];[.B15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34];[.B15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535];[.B153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536];[.B153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537];[.B153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538];[.B1538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39];[.B15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540];[.B154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41];[.B154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42];[.B154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43];[.B154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44];[.B154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45];[.B15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46];[.B154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47];[.B15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48];[.B154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49];[.B154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50];[.B15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51];[.B15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52];[.B155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53];[.B155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54];[.B155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55];[.B155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56];[.B15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557];[.B155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58];[.B15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59];[.B155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60];[.B15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61];[.B156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62];[.B15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63];[.B156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64];[.B15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565];[.B156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66];[.B156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67];[.B15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68];[.B156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69];[.B15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70];[.B15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571];[.B1571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72];[.B157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73];[.B157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74];[.B157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75];[.B157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76];[.B15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77];[.B15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78];[.B157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579];[.B157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80];[.B158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81];[.B158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82];[.B158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83];[.B15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84];[.B15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85];[.B15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86];[.B15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87];[.B158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88];[.B158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589];[.B158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90];[.B15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91];[.B159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592];[.B159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93];[.B15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94];[.B15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595];[.B159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596];[.B159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97];[.B159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598];[.B159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599];[.B159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00];[.B16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01];[.B160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02];[.B16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603];[.B160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04];[.B160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05];[.B160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06];[.B160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07];[.B160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08];[.B160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09];[.B160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10];[.B161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11];[.B16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12];[.B161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613];[.B161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14];[.B16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15];[.B161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16];[.B161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17];[.B161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18];[.B16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19];[.B16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20];[.B16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621];[.B1621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622];[.B162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23];[.B162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24];[.B162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625];[.B162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626];[.B162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27];[.B162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28];[.B162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29];[.B162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30];[.B163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31];[.B163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32];[.B163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33];[.B163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634];[.B163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635];[.B163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36];[.B163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37];[.B163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38];[.B163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39];[.B16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40];[.B164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41];[.B164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42];[.B164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43];[.B16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44];[.B16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45];[.B16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46];[.B164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47];[.B16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48];[.B16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49];[.B164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650];[.B165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51];[.B165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652];[.B1652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53];[.B165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54];[.B165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55];[.B165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56];[.B16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657];[.B165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58];[.B16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59];[.B165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60];[.B16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61];[.B166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62];[.B16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663];[.B166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64];[.B16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65];[.B166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666];[.B166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667];[.B166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68];[.B166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669];[.B166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70];[.B167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71];[.B167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72];[.B167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73];[.B167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674];[.B167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75];[.B167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76];[.B167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77];[.B16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78];[.B16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79];[.B16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80];[.B168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681];[.B1681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82];[.B168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83];[.B16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84];[.B16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85];[.B168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86];[.B16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87];[.B168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88];[.B168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689];[.B168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90];[.B169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91];[.B169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92];[.B169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693];[.B169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694];[.B16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695];[.B1695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696];[.B169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697];[.B169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698];[.B169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699];[.B169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700];[.B170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01];[.B170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702];[.B170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03];[.B170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04];[.B17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05];[.B170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06];[.B17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07];[.B170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08];[.B17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09];[.B170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10];[.B17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11];[.B17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712];[.B171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13];[.B171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14];[.B171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15];[.B171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16];[.B17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17];[.B171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18];[.B171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19];[.B17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720];[.B172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21];[.B17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22];[.B17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23];[.B172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24];[.B17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25];[.B172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26];[.B172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27];[.B172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28];[.B172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29];[.B172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30];[.B173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31];[.B173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732];[.B173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733];[.B173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34];[.B173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35];[.B173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36];[.B17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37];[.B173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38];[.B173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39];[.B17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40];[.B174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41];[.B174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742];[.B174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743];[.B1743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44];[.B17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745];[.B174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46];[.B174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47];[.B174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48];[.B17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49];[.B174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50];[.B175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51];[.B17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52];[.B175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53];[.B175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54];[.B175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55];[.B175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56];[.B175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57];[.B175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58];[.B175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59];[.B175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60];[.B176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61];[.B176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762];[.B176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763];[.B176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64];[.B17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65];[.B176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766];[.B1766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67];[.B17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68];[.B176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69];[.B176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70];[.B177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771];[.B1771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72];[.B177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73];[.B177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74];[.B177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75];[.B177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76];[.B17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77];[.B17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78];[.B17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779];[.B177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780];[.B178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81];[.B178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82];[.B178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783];[.B1783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784];[.B178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85];[.B17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86];[.B178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787];[.B178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88];[.B17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789];[.B178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790];[.B179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91];[.B179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792];[.B179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93];[.B179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94];[.B17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95];[.B179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796];[.B179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97];[.B179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798];[.B179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799];[.B179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00];[.B180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01];[.B180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02];[.B180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03];[.B180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04];[.B18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05];[.B180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06];[.B180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07];[.B18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08];[.B180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09];[.B180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10];[.B181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11];[.B181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812];[.B1812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13];[.B181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14];[.B181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15];[.B181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16];[.B181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17];[.B181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18];[.B18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819];[.B181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20];[.B182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21];[.B182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22];[.B18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23];[.B182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24];[.B182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25];[.B18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26];[.B18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827];[.B182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28];[.B182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29];[.B182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30];[.B183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31];[.B183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32];[.B183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833];[.B1833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34];[.B183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835];[.B183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36];[.B183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37];[.B183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38];[.B183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39];[.B183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40];[.B184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41];[.B184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42];[.B184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43];[.B18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44];[.B184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45];[.B18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46];[.B184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47];[.B184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48];[.B184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49];[.B184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50];[.B185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51];[.B185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52];[.B185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53];[.B185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54];[.B185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55];[.B18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56];[.B185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57];[.B18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858];[.B185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59];[.B18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60];[.B18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861];[.B186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862];[.B1862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863];[.B186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64];[.B186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65];[.B186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66];[.B186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67];[.B18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68];[.B186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69];[.B18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70];[.B18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71];[.B187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72];[.B187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73];[.B187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874];[.B187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75];[.B187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76];[.B18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77];[.B187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78];[.B18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879];[.B187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80];[.B188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881];[.B1881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882];[.B188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83];[.B188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84];[.B188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85];[.B18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86];[.B18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87];[.B188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88];[.B188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89];[.B188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90];[.B189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891];[.B189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92];[.B189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893];[.B189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94];[.B189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95];[.B189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96];[.B189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897];[.B189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898];[.B189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899];[.B189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900];[.B190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901];[.B1901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02];[.B190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903];[.B190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904];[.B1904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05];[.B190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06];[.B19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07];[.B190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08];[.B190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09];[.B190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10];[.B19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911];[.B191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12];[.B19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13];[.B191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14];[.B191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15];[.B191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16];[.B19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17];[.B191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18];[.B19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19];[.B19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20];[.B19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21];[.B192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22];[.B192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923];[.B192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24];[.B19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25];[.B192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26];[.B192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1927];[.B1927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28];[.B192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929];[.B192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30];[.B193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31];[.B193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32];[.B19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33];[.B193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934];[.B1934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35];[.B193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36];[.B19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37];[.B193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1938];[.B1938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39];[.B19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40];[.B194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41];[.B194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42];[.B194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43];[.B19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44];[.B19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45];[.B19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46];[.B194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47];[.B19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48];[.B19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949];[.B194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50];[.B19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51];[.B19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952];[.B195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53];[.B195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54];[.B195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55];[.B19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56];[.B195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57];[.B19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958];[.B195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1959];[.B195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60];[.B19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61];[.B196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962];[.B196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63];[.B196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64];[.B196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65];[.B196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66];[.B196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67];[.B196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68];[.B196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69];[.B196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70];[.B19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71];[.B197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72];[.B197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1973];[.B1973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74];[.B197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75];[.B197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1976];[.B197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77];[.B19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78];[.B19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79];[.B19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80];[.B198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81];[.B198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82];[.B198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983];[.B198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84];[.B19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985];[.B198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86];[.B19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87];[.B198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88];[.B19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89];[.B198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90];[.B19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91];[.B199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92];[.B199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1993];[.B199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94];[.B199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95];[.B199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1996];[.B199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1997];[.B199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98];[.B19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1999];[.B199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00];[.B20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01];[.B20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002];[.B200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003];[.B2003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04];[.B20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05];[.B200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06];[.B20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007];[.B200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08];[.B20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009];[.B200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10];[.B20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11];[.B20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12];[.B20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13];[.B201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14];[.B20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015];[.B201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16];[.B20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17];[.B201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18];[.B201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19];[.B201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020];[.B202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21];[.B20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022];[.B2022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23];[.B202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024];[.B202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25];[.B20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26];[.B20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027];[.B2027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028];[.B202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29];[.B202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030];[.B2030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31];[.B203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32];[.B20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33];[.B20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34];[.B203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35];[.B203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36];[.B203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037];[.B203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38];[.B203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39];[.B20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40];[.B204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041];[.B204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42];[.B204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43];[.B20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44];[.B20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45];[.B20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46];[.B204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047];[.B204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48];[.B20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49];[.B204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50];[.B205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051];[.B205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52];[.B205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53];[.B205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54];[.B205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055];[.B205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056];[.B205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057];[.B205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58];[.B205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59];[.B20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60];[.B206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061];[.B206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62];[.B20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063];[.B206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64];[.B206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065];[.B206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66];[.B206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67];[.B206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68];[.B206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69];[.B206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70];[.B20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071];[.B2071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72];[.B207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2073];[.B2073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074];[.B207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75];[.B20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76];[.B20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077];[.B207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78];[.B207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79];[.B20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2080];[.B2080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81];[.B208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82];[.B208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83];[.B20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084];[.B208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85];[.B208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86];[.B208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87];[.B208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88];[.B20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89];[.B208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090];[.B209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91];[.B209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092];[.B209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93];[.B20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2094];[.B2094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95];[.B209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096];[.B209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097];[.B209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098];[.B209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099];[.B209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00];[.B21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01];[.B21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02];[.B210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03];[.B210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04];[.B210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05];[.B210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06];[.B21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07];[.B210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08];[.B21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09];[.B210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10];[.B21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11];[.B211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12];[.B211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113];[.B211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14];[.B21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15];[.B211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16];[.B21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17];[.B211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18];[.B21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19];[.B21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20];[.B21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21];[.B21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22];[.B212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23];[.B212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24];[.B212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25];[.B212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26];[.B212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27];[.B212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28];[.B212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29];[.B212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30];[.B213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31];[.B213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32];[.B213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33];[.B21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34];[.B21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135];[.B213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36];[.B213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137];[.B213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38];[.B213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39];[.B21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40];[.B214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41];[.B214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42];[.B214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43];[.B21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44];[.B21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145];[.B2145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46];[.B214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147];[.B214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48];[.B214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49];[.B214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50];[.B215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51];[.B215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52];[.B215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53];[.B215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54];[.B215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55];[.B215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56];[.B215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57];[.B215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58];[.B21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59];[.B215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60];[.B216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61];[.B216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162];[.B2162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63];[.B216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64];[.B216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65];[.B216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166];[.B216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67];[.B216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168];[.B216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69];[.B216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70];[.B217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71];[.B217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72];[.B217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73];[.B217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74];[.B217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75];[.B217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76];[.B217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77];[.B21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78];[.B217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179];[.B2179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80];[.B218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81];[.B218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182];[.B2182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83];[.B21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84];[.B21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85];[.B218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86];[.B21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87];[.B218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88];[.B2188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189];[.B218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90];[.B21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191];[.B2191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92];[.B219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193];[.B2193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194];[.B2194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195];[.B219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196];[.B219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97];[.B219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98];[.B219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199];[.B21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00];[.B220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01];[.B220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02];[.B220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03];[.B220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04];[.B220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05];[.B220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06];[.B220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07];[.B22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08];[.B220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209];[.B2209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210];[.B221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211];[.B221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12];[.B221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213];[.B2213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14];[.B221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15];[.B221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16];[.B22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17];[.B221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18];[.B221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19];[.B221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20];[.B22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21];[.B222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22];[.B222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23];[.B222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24];[.B222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25];[.B22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26];[.B222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27];[.B222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28];[.B222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29];[.B222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30];[.B223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31];[.B223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32];[.B223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33];[.B223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34];[.B223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35];[.B223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236];[.B2236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37];[.B223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38];[.B223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39];[.B22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40];[.B224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41];[.B224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42];[.B224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43];[.B224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44];[.B224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45];[.B224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46];[.B224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47];[.B22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48];[.B224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249];[.B224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50];[.B225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51];[.B22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52];[.B225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53];[.B225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54];[.B225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55];[.B225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56];[.B225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57];[.B22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58];[.B22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59];[.B22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260];[.B2260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61];[.B226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62];[.B22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63];[.B226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64];[.B22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65];[.B226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66];[.B226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67];[.B226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68];[.B226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69];[.B226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70];[.B227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71];[.B227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72];[.B227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273];[.B227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274];[.B227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75];[.B22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76];[.B227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77];[.B227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78];[.B227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79];[.B22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80];[.B228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81];[.B228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82];[.B228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83];[.B228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84];[.B22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85];[.B228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86];[.B228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87];[.B228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88];[.B228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89];[.B228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90];[.B22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91];[.B229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92];[.B229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93];[.B229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94];[.B22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95];[.B229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96];[.B229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297];[.B229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298];[.B229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299];[.B229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00];[.B230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301];[.B2301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02];[.B230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03];[.B230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304];[.B2304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05];[.B230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06];[.B230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07];[.B230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08];[.B230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09];[.B230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10];[.B23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11];[.B231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12];[.B23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313];[.B2313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14];[.B231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315];[.B2315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316];[.B231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317];[.B2317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18];[.B231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19];[.B23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20];[.B23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21];[.B232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322];[.B232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23];[.B232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24];[.B232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25];[.B23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26];[.B23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327];[.B2327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28];[.B232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29];[.B232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30];[.B233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31];[.B233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32];[.B233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33];[.B23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34];[.B233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35];[.B233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36];[.B233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37];[.B233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38];[.B233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339];[.B2339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40];[.B234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341];[.B2341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342];[.B2342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43];[.B23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344];[.B234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345];[.B234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46];[.B234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47];[.B23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48];[.B234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349];[.B2349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2350];[.B2350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51];[.B235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352];[.B235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53];[.B235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54];[.B235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55];[.B235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356];[.B235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357];[.B235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58];[.B235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59];[.B23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360];[.B2360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61];[.B236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62];[.B236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63];[.B236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64];[.B23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65];[.B236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66];[.B236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67];[.B236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68];[.B236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69];[.B236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370];[.B2370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71];[.B237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72];[.B237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73];[.B237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374];[.B2374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75];[.B23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76];[.B23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377];[.B237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78];[.B237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79];[.B237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80];[.B238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81];[.B238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82];[.B238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83];[.B238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84];[.B23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385];[.B2385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86];[.B238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87];[.B238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388];[.B238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89];[.B2389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90];[.B239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91];[.B239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392];[.B2392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393];[.B239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94];[.B239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95];[.B239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396];[.B2396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397];[.B239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398];[.B239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399];[.B239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00];[.B240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01];[.B240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02];[.B240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03];[.B240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04];[.B240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405];[.B2405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06];[.B240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07];[.B240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08];[.B240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09];[.B240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10];[.B241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11];[.B241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12];[.B241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13];[.B2413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14];[.B2414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15];[.B241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16];[.B241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17];[.B241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18];[.B241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19];[.B241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20];[.B242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21];[.B242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22];[.B242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23];[.B242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424];[.B2424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25];[.B242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26];[.B242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27];[.B242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28];[.B2428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29];[.B242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30];[.B243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431];[.B2431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32];[.B2432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33];[.B243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434];[.B2434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35];[.B243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436];[.B2436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437];[.B2437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38];[.B243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39];[.B243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40];[.B244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41];[.B2441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42];[.B244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43];[.B244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44];[.B2444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445];[.B2445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446];[.B244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47];[.B244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48];[.B2448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449];[.B244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450];[.B2450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51];[.B245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52];[.B245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53];[.B245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54];[.B245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55];[.B245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456];[.B2456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57];[.B245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58];[.B245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59];[.B2459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60];[.B246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61];[.B246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462];[.B2462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63];[.B2463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64];[.B246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65];[.B246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66];[.B2466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67];[.B246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2468];[.B2468])" office:value-type="string" office:string-value="BZ" calcext:value-type="string">
            <text:p>B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469];[.B246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70];[.B2470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71];[.B2471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72];[.B2472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473];[.B2473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74];[.B247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75];[.B247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76];[.B2476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77];[.B2477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2478];[.B2478])" office:value-type="string" office:string-value="BY" calcext:value-type="string">
            <text:p>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2479];[.B2479])" office:value-type="string" office:string-value="CZ" calcext:value-type="string">
            <text:p>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80];[.B2480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481];[.B2481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82];[.B2482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483];[.B2483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84];[.B248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85];[.B2485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486];[.B2486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87];[.B2487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488];[.B2488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89];[.B2489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90];[.B2490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2491];[.B2491])" office:value-type="string" office:string-value="BX" calcext:value-type="string">
            <text:p>B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492];[.B2492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93];[.B2493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94];[.B2494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95];[.B2495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496];[.B2496])" office:value-type="string" office:string-value="AZ" calcext:value-type="string">
            <text:p>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497];[.B2497])" office:value-type="string" office:string-value="AX" calcext:value-type="string">
            <text:p>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2498];[.B2498])" office:value-type="string" office:string-value="CY" calcext:value-type="string">
            <text:p>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2499];[.B2499])" office:value-type="string" office:string-value="CX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500];[.B2500])" office:value-type="string" office:string-value="AY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501];[.B2501])" office:value-type="string" office:string-value="AX" calcext:value-type="string">
            <text:p>AX</text:p>
          </table:table-cell>
          <table:table-cell table:number-columns-repeated="6"/>
        </table:table-row>
      </table:table>
      <table:named-expressions>
        <table:named-range table:name="AB" table:base-cell-address="$input2.$I$8" table:cell-range-address="$input2.$I$8"/>
        <table:named-range table:name="AX" table:base-cell-address="$input2.$I$7" table:cell-range-address="$input2.$I$7"/>
        <table:named-range table:name="AZ" table:base-cell-address="$input2.$I$9" table:cell-range-address="$input2.$I$9"/>
        <table:named-range table:name="BX" table:base-cell-address="$input2.$I$10" table:cell-range-address="$input2.$I$10"/>
        <table:named-range table:name="BY" table:base-cell-address="$input2.$I$11" table:cell-range-address="$input2.$I$11"/>
        <table:named-range table:name="BZ" table:base-cell-address="$input2.$I$12" table:cell-range-address="$input2.$I$12"/>
        <table:named-range table:name="CX" table:base-cell-address="$input2.$I$13" table:cell-range-address="$input2.$I$13"/>
        <table:named-range table:name="CY" table:base-cell-address="$input2.$I$14" table:cell-range-address="$input2.$I$14"/>
        <table:named-range table:name="CZ" table:base-cell-address="$input2.$I$15" table:cell-range-address="$input2.$I$15"/>
        <table:named-range table:name="Draw" table:base-cell-address="$input2.$E$9" table:cell-range-address="$input2.$E$9"/>
        <table:named-range table:name="Loss" table:base-cell-address="$input2.$E$8" table:cell-range-address="$input2.$E$8"/>
        <table:named-range table:name="paper" table:base-cell-address="$input2.$G$3" table:cell-range-address="$input2.$G$3"/>
        <table:named-range table:name="rock" table:base-cell-address="$input2.$G$2" table:cell-range-address="$input2.$G$2"/>
        <table:named-range table:name="scissor" table:base-cell-address="$input2.$G$4" table:cell-range-address="$input2.$G$4"/>
        <table:named-range table:name="Win" table:base-cell-address="$input2.$E$7" table:cell-range-address="$input2.$E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2T16:53:26.034774170</dc:date>
    <meta:editing-duration>PT1H11M49S</meta:editing-duration>
    <meta:editing-cycles>1</meta:editing-cycles>
    <meta:document-statistic meta:table-count="1" meta:cell-count="7557" meta:object-count="0"/>
    <meta:generator>LibreOffice/7.4.2.3$MacOSX_X86_64 LibreOffice_project/382eef1f22670f7f4118c8c2dd222ec7ad009daf</meta:generator>
  </office:meta>
</office:document-meta>
</file>